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IBERNATE AND JPA WITH SPRING BOOT</text:p>
      <text:p text:style-name="Standard">Introduction:</text:p>
      <text:p text:style-name="Standard">Quick introduction to JPA:</text:p>
      <text:p text:style-name="Standard"># before JPA , JDBC was the approach</text:p>
      <text:p text:style-name="Standard"># JPA stands for “java persistence API”</text:p>
      <text:p text:style-name="Standard"># by using JPA , tasks related to database becomes very easy</text:p>
      <text:p text:style-name="Standard"/>
      <text:p text:style-name="Standard">Introduction to Spring Boot in 10 steps:</text:p>
      <text:p text:style-name="Standard">Step 1: Goals and important features:</text:p>
      <text:p text:style-name="Standard"># It enables building production ready applications quickly</text:p>
      <text:p text:style-name="Standard"># provide common non-functional features:</text:p>
      <text:p text:style-name="Standard"><text:tab/>* embedded servers</text:p>
      <text:p text:style-name="Standard"><text:tab/>* metrics</text:p>
      <text:p text:style-name="Standard"><text:tab/>* health checks</text:p>
      <text:p text:style-name="Standard"><text:tab/>* externalized configuration</text:p>
      <text:p text:style-name="Standard"/>
      <text:p text:style-name="Standard"># Quick starter projects with auto configuration is a feature of spring boot.</text:p>
      <text:p text:style-name="Standard">Step 2 : Developing Spring Applications before Spring Boot:</text:p>
      <text:p text:style-name="Standard"># before spring boot we have to do all the configuration, maintain many files manually.</text:p>
      <text:p text:style-name="Standard"># spring boot do all the things for us in advance.</text:p>
      <text:p text:style-name="Standard">Step 3 : Using Spring Initializr to create a Spring Boot Application:</text:p>
      <text:p text:style-name="Standard"># go to start.spring.io on internet.</text:p>
      <text:p text:style-name="Standard"># select project as maven , language java, some version , give group , artifact and select “web” as dependency and click generate, then a zip file will be downloaded.</text:p>
      <text:p text:style-name="Standard"># extract that zip file and open it in eclipse and it will take some time to bulid that project in eclipse.</text:p>
      <text:p text:style-name="Standard"/>
      <text:p text:style-name="Standard">Step 4 : Creating a Simple REST Controller:</text:p>
      <text:p text:style-name="Standard"># create a class Book inside the package and declare variables (id,name,author) and generate constructor and getter methods.</text:p>
      <text:p text:style-name="Standard"># create a “BooksController” class ( creating a RestController):</text:p>
      <text:p text:style-name="Standard"/>
      <text:p text:style-name="Standard">@RestController</text:p>
      <text:p text:style-name="Standard">public class BooksController {</text:p>
      <text:p text:style-name="Standard">@GetMapping(“/books”)</text:p>
      <text:p text:style-name="Standard">public List&lt;Book&gt; getAllBooks() {</text:p>
      <text:p text:style-name="Standard">return Arrays.asList( new Book(1L, “master java”, “by durga”));</text:p>
      <text:p text:style-name="Standard">} }</text:p>
      <text:p text:style-name="Standard">Step 5 : What is Spring Boot Auto Configuration:</text:p>
      <text:p text:style-name="Standard"># @SpringBootApplication annotation: </text:p>
      <text:p text:style-name="Standard"><text:tab/>* this indicates that this is spring context file</text:p>
      <text:p text:style-name="Standard"><text:tab/>* It enables auto configuration</text:p>
      <text:p text:style-name="Standard"><text:tab/>* It enables component scan</text:p>
      <text:p text:style-name="Standard"><text:tab/></text:p>
      <text:p text:style-name="Standard">Step 9 : Spring Boot Actuator:</text:p>
      <text:p text:style-name="Standard"># include the “spring-boot-starter-actuator” dependency in pom.xml file.</text:p>
      <text:p text:style-name="Standard"># actuator is mainly used for monitoring you application.</text:p>
      <text:p text:style-name="Standard"># It brings monitoring features with it.</text:p>
      <text:p text:style-name="Standard"/>
      <text:p text:style-name="Standard">Step 10 : Spring Boot Developer Tools:</text:p>
      <text:p text:style-name="Standard"># we have to include <text:s/>“spring-boot-devtools” dependency.</text:p>
      <text:p text:style-name="Standard"># this will have us to change the code at runtime</text:p>
      <text:p text:style-name="Standard"/>
      <text:p text:style-name="Standard"><text:soft-page-break/>JOURNEY FROM SPRING JDBC TO JPA:</text:p>
      <text:p text:style-name="Standard">Step 01 - Setting up a project with JDBC, JPA, H2 and Web Dependencies:</text:p>
      <text:p text:style-name="Standard"># go to start.spring.io and create maven project , language java, version latest , group com.in28minutes.database , artifact database-demo and add the JDBC, JPA, H2, WEB dependencies and generate project.</text:p>
      <text:p text:style-name="Standard"># after zip file has downloaded , extract it and open it with eclipse.</text:p>
      <text:p text:style-name="Standard">RECOMMENDED: </text:p>
      <text:p text:style-name="Standard">Make the database URL a constant by configuring this in application.properties.</text:p>
      <text:p text:style-name="Standard">1.<text:tab/>spring.datasource.url=jdbc:h2:mem:testdb</text:p>
      <text:p text:style-name="Standard">2.<text:tab/>spring.data.jpa.repositories.bootstrap-mode=default</text:p>
      <text:p text:style-name="Standard">Step 02 - Launching up H2 Console: (h2 is our inmemory database)</text:p>
      <text:p text:style-name="Standard"># “spring.h2.console.enabled=true” in the application.properties file.</text:p>
      <text:p text:style-name="Standard">now you can access the h2 database.</text:p>
      <text:p text:style-name="Standard"># go to the browser and type “localhost:8080/h2-console” and enter</text:p>
      <text:p text:style-name="Standard"># check the values and click on connect , this will launch the h2 console.</text:p>
      <text:p text:style-name="Standard"><text:s/>Step 03 - Creating a Database Table in H2:</text:p>
      <text:p text:style-name="Standard"># right click on “src/main/resources” and create a sql file and give it a name (data)</text:p>
      <text:p text:style-name="Standard"># put the below data in that file.</text:p>
      <text:p text:style-name="Standard">create table person</text:p>
      <text:p text:style-name="Standard">( </text:p>
      <text:p text:style-name="Standard"><text:tab/>id integer not null,</text:p>
      <text:p text:style-name="Standard"><text:tab/>name varchar(255) not null,</text:p>
      <text:p text:style-name="Standard"><text:tab/>location varchar(255),</text:p>
      <text:p text:style-name="Standard"><text:tab/>birth_data timestamp,</text:p>
      <text:p text:style-name="Standard"><text:tab/>primary key(id)</text:p>
      <text:p text:style-name="Standard">);</text:p>
      <text:p text:style-name="Standard"/>
      <text:p text:style-name="Standard">Step 04 - Populate data into Person Table:</text:p>
      <text:p text:style-name="Standard"># h2 database looses its data when application shutdown, or OFF due to some reason.</text:p>
      <text:p text:style-name="Standard"># put some data into database:</text:p>
      <text:p text:style-name="Standard">insert into person (id,name,location,birth_date) </text:p>
      <text:p text:style-name="Standard"><text:tab/> <text:s text:c="7"/>values(1001, ‘narendra’, ‘nagpur’, sysdate());</text:p>
      <text:p text:style-name="Standard"># you can add some more data as well, you need to write this data into the data.sql file .</text:p>
      <text:p text:style-name="Standard">Step 05 - Implement findAll persons Spring JDBC Query Method:</text:p>
      <text:p text:style-name="Standard"># create a PersonJdbcDao class and put package name “com.in28minutes.database.databasedemo.jdbc”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05:06:30.114743654</meta:creation-date>
    <dc:date>2022-03-14T05:07:40.153770456</dc:date>
    <meta:editing-duration>PT1M12S</meta:editing-duration>
    <meta:editing-cycles>1</meta:editing-cycles>
    <meta:document-statistic meta:table-count="0" meta:image-count="0" meta:object-count="0" meta:page-count="2" meta:paragraph-count="76" meta:word-count="593" meta:character-count="3721" meta:non-whitespace-character-count="3175"/>
    <meta:generator>LibreOffice/6.4.7.2$Linux_X86_64 LibreOffice_project/40$Build-2</meta:generator>
  </office:meta>
</office:document-meta>
</file>